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textarea-horizontal-align="justify" draw:textarea-vertical-align="middle" draw:auto-grow-height="false" fo:min-height="1.998cm" fo:min-width="4.083cm" loext:decorative="false"/>
      <style:paragraph-properties style:writing-mode="lr-tb"/>
    </style:style>
    <style:style style:name="gr2" style:family="graphic" style:parent-style-name="standard">
      <style:graphic-properties svg:stroke-color="#808080" draw:fill-color="#b2b2b2" draw:textarea-horizontal-align="justify" draw:textarea-vertical-align="top" draw:auto-grow-height="false" fo:min-height="1.998cm" fo:min-width="4.083cm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b2b2b2" draw:marker-start-width="0.359cm" draw:marker-end="Puntas_20_de_20_flecha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06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b2b2b2" draw:marker-start-width="0.36cm" draw:marker-end="Puntas_20_de_20_flecha_20_2" draw:marker-end-width="0.46cm" draw:fill="none" draw:textarea-vertical-align="middle" fo:padding-top="0.179cm" fo:padding-bottom="0.179cm" fo:padding-left="0.304cm" fo:padding-right="0.304cm" loext:decorative="false"/>
    </style:style>
    <style:style style:name="gr7" style:family="graphic" style:parent-style-name="objectwithoutfill">
      <style:graphic-properties svg:stroke-width="0.106cm" svg:stroke-color="#b4c7dc" draw:marker-start-width="0.359cm" draw:marker-end="Puntas_20_de_20_flecha_20_2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06cm" svg:stroke-color="#999999" draw:marker-start-width="0.359cm" draw:marker-end="Puntas_20_de_20_flecha_20_3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b4c7dc" draw:marker-start-width="0.359cm" draw:marker-end="Puntas_20_de_20_flecha_20_4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svg:stroke-width="0.106cm" svg:stroke-color="#999999" draw:marker-start-width="0.359cm" draw:marker-end="Puntas_20_de_20_flecha_20_4" draw:marker-end-width="0.4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2cm" fo:min-width="0.956cm" fo:padding-top="0.139cm" fo:padding-bottom="0.139cm" fo:padding-left="0.264cm" fo:padding-right="0.264cm" loext:decorative="false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808080" loext:opacity="100%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text-properties fo:color="#808080" loext:opacity="100%"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color="#808080" loext:opacity="100%"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808080" loext:opacity="100%"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color="#808080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825cm" svg:height="2.49cm" svg:x="10.911cm" svg:y="9.083cm">
          <text:p text:style-name="P1">servi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825cm" svg:height="2.49cm" svg:x="18.518cm" svg:y="9.166cm">
          <text:p text:style-name="P1">ordena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8.497cm" svg:y1="11.062cm" svg:x2="15.764cm" svg:y2="11.062cm">
          <text:p/>
        </draw:line>
        <draw:frame draw:style-name="gr4" draw:text-style-name="P5" draw:layer="layout" svg:width="2.381cm" svg:height="0.763cm" svg:x="16.322cm" svg:y="11.203cm">
          <draw:text-box>
            <text:p text:style-name="P4"><text:span text:style-name="T1">smtp</text:span></text:p>
          </draw:text-box>
        </draw:frame>
        <draw:frame draw:style-name="gr5" draw:text-style-name="P5" draw:layer="layout" svg:width="1.984cm" svg:height="0.962cm" svg:x="16.057cm" svg:y="8.769cm">
          <draw:text-box>
            <text:p text:style-name="P6"><text:span text:style-name="T1">pop3</text:span></text:p>
          </draw:text-box>
        </draw:frame>
        <draw:line draw:style-name="gr6" draw:text-style-name="P3" draw:layer="layout" svg:x1="15.739cm" svg:y1="10.197cm" svg:x2="18.544cm" svg:y2="10.224cm">
          <text:p/>
        </draw:line>
        <draw:line draw:style-name="gr7" draw:text-style-name="P3" draw:layer="layout" svg:x1="15.74cm" svg:y1="9.519cm" svg:x2="18.508cm" svg:y2="9.524cm">
          <text:p/>
        </draw:line>
        <draw:frame draw:style-name="gr5" draw:text-style-name="P5" draw:layer="layout" svg:width="1.984cm" svg:height="0.962cm" svg:x="16.084cm" svg:y="9.562cm">
          <draw:text-box>
            <text:p text:style-name="P6"><text:span text:style-name="T1">imap</text:span></text:p>
          </draw:text-box>
        </draw:frame>
        <draw:custom-shape draw:style-name="gr1" draw:text-style-name="P2" draw:layer="layout" svg:width="4.825cm" svg:height="2.49cm" svg:x="10.857cm" svg:y="15.051cm">
          <text:p text:style-name="P1">mob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1.874cm" svg:y1="15.019cm" svg:x2="11.874cm" svg:y2="11.544cm">
          <text:p/>
        </draw:line>
        <draw:line draw:style-name="gr9" draw:text-style-name="P3" draw:layer="layout" svg:x1="14.743cm" svg:y1="11.521cm" svg:x2="14.76cm" svg:y2="15.013cm">
          <text:p/>
        </draw:line>
        <draw:line draw:style-name="gr10" draw:text-style-name="P3" draw:layer="layout" svg:x1="12.944cm" svg:y1="11.574cm" svg:x2="12.971cm" svg:y2="15.093cm">
          <text:p/>
        </draw:line>
        <draw:frame draw:style-name="gr5" draw:text-style-name="P5" draw:layer="layout" svg:width="2.381cm" svg:height="0.962cm" draw:transform="rotate (-1.5707963267949) translate (11.933cm 12.583cm)">
          <draw:text-box>
            <text:p text:style-name="P4"><text:span text:style-name="T1">smtp</text:span></text:p>
          </draw:text-box>
        </draw:frame>
        <draw:frame draw:style-name="gr5" draw:text-style-name="P7" draw:layer="layout" svg:width="1.984cm" svg:height="0.962cm" draw:transform="rotate (-1.5707963267949) translate (13.716cm 12.148cm)">
          <draw:text-box>
            <text:p text:style-name="P6"><text:span text:style-name="T1">imap</text:span></text:p>
          </draw:text-box>
        </draw:frame>
        <draw:frame draw:style-name="gr5" draw:text-style-name="P7" draw:layer="layout" svg:width="1.984cm" svg:height="0.962cm" draw:transform="rotate (-1.5707963267949) translate (15.465cm 12.2cm)">
          <draw:text-box>
            <text:p text:style-name="P6"><text:span text:style-name="T1">pop3</text:span></text:p>
          </draw:text-box>
        </draw:frame>
        <draw:custom-shape draw:style-name="gr11" draw:text-style-name="P8" draw:layer="layout" svg:width="1.484cm" svg:height="0.798cm" svg:x="19.07cm" svg:y="10.50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9.057cm" svg:y1="10.522cm" svg:x2="19.77cm" svg:y2="10.997cm">
          <text:p/>
        </draw:line>
        <draw:line draw:style-name="gr12" draw:text-style-name="P3" draw:layer="layout" svg:x1="19.773cm" svg:y1="10.994cm" svg:x2="20.546cm" svg:y2="10.519cm">
          <text:p/>
        </draw:line>
        <draw:line draw:style-name="gr12" draw:text-style-name="P3" draw:layer="layout" svg:x1="19.391cm" svg:y1="10.75cm" svg:x2="19.051cm" svg:y2="11.301cm">
          <text:p/>
        </draw:line>
        <draw:line draw:style-name="gr12" draw:text-style-name="P3" draw:layer="layout" svg:x1="20.138cm" svg:y1="10.77cm" svg:x2="20.548cm" svg:y2="11.3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1T08:56:29.871000000</meta:creation-date>
    <dc:date>2024-11-21T09:13:42.221000000</dc:date>
    <meta:editing-duration>PT6M33S</meta:editing-duration>
    <meta:editing-cycles>1</meta:editing-cycles>
    <meta:document-statistic meta:object-count="20"/>
    <meta:generator>LibreOffice/24.8.2.1$Windows_X86_64 LibreOffice_project/0f794b6e29741098670a3b95d60478a65d05ef13</meta:generator>
  </office:meta>
</office:document-meta>
</file>